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4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4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5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5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5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6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22" table:number-columns-spanned="2" table:number-rows-spanned="1"/>
          <table:covered-table-cell table:style-name="ce42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52" table:number-columns-spanned="2" table:number-rows-spanned="1"/>
          <table:covered-table-cell table:style-name="ce456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79" table:number-columns-spanned="2" table:number-rows-spanned="1"/>
          <table:covered-table-cell table:style-name="ce485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529" table:number-columns-spanned="2" table:number-rows-spanned="1"/>
          <table:covered-table-cell table:style-name="ce533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569" table:number-columns-spanned="2" table:number-rows-spanned="1"/>
          <table:covered-table-cell table:style-name="ce573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23" table:number-columns-spanned="2" table:number-rows-spanned="1"/>
          <table:covered-table-cell table:style-name="ce42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53" table:number-columns-spanned="2" table:number-rows-spanned="1"/>
          <table:covered-table-cell table:style-name="ce457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80" table:number-columns-spanned="2" table:number-rows-spanned="1"/>
          <table:covered-table-cell table:style-name="ce486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530" table:number-columns-spanned="2" table:number-rows-spanned="1"/>
          <table:covered-table-cell table:style-name="ce534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570" table:number-columns-spanned="2" table:number-rows-spanned="1"/>
          <table:covered-table-cell table:style-name="ce574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63" table:number-columns-spanned="2" table:number-rows-spanned="1"/>
          <table:covered-table-cell table:style-name="ce66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H17:'RTS-Template'.DS18 'RTS-Template'.B17:'RTS-Template'.U18 'RTS-Template'.X17:'RTS-Template'.AE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F18:'RTS-Template'.AG18">
            <calcext:condition calcext:apply-style-name="ConditionalStyle_4" calcext:value="!=&quot;&quot;" calcext:base-cell-address="'RTS-Template'.AF18"/>
          </calcext:conditional-format>
          <calcext:conditional-format calcext:target-range-address="'RTS-Template'.AF17:'RTS-Template'.AG17">
            <calcext:condition calcext:apply-style-name="ConditionalStyle_4" calcext:value="!=&quot;&quot;" calcext:base-cell-address="'RTS-Template'.AF17"/>
          </calcext:conditional-format>
          <calcext:conditional-format calcext:target-range-address="'RTS-Template'.V17:'RTS-Template'.W18">
            <calcext:condition calcext:apply-style-name="ConditionalStyle_4" calcext:value="!=&quot;&quot;" calcext:base-cell-address="'RTS-Template'.V17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01:05:27.82433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08T01:30:22.254666000</dc:date>
    <meta:editing-cycles>28</meta:editing-cycles>
    <meta:editing-duration>PT2H9M17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8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